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hatch" draw:fill-hatch-name="Hatching_20_9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hatch" draw:fill-hatch-name="Hatching_20_8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hatch" draw:fill-hatch-name="Hatching_20_7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hatch" draw:fill-hatch-name="Hatching_20_10" draw:fill-hatch-solid="fals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.14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799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text-properties style:font-name="Courier1" fo:font-size="16pt" fo:font-weight="bold" style:font-size-asian="16pt" style:font-size-complex="16pt"/>
    </style:style>
    <style:style style:name="P4" style:family="paragraph">
      <style:text-properties style:font-name="Courier1" fo:font-size="15pt" fo:font-weight="bold" style:font-size-asian="15pt" style:font-size-complex="15pt"/>
    </style:style>
    <style:style style:name="P5" style:family="paragraph">
      <style:paragraph-properties fo:text-align="center"/>
      <style:text-properties style:font-name="Courier1" fo:font-size="15pt" fo:font-weight="bold" style:font-size-asian="15pt" style:font-size-complex="15pt"/>
    </style:style>
    <style:style style:name="T1" style:family="text">
      <style:text-properties style:font-name="Courier1" fo:font-size="16pt" fo:font-weight="bold" style:font-size-asian="16pt" style:font-size-complex="16pt"/>
    </style:style>
    <style:style style:name="T2" style:family="text">
      <style:text-properties style:font-name="Courier1"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598cm" svg:x="14.801cm" svg:y="12.201cm">
          <text:p/>
          <draw:enhanced-geometry svg:viewBox="0 0 21600 21600" draw:text-areas="?f0 0 ?f2 ?f5" draw:type="down-arrow" draw:modifiers="13837.6298576376 4728.0359820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2cm" svg:height="1cm" svg:x="2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4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7.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2.1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6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.1cm" svg:y="1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3.1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.1cm" svg:y="1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svg:x="3.1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3.5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5.5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7.5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9.5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2.1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4.1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6.1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8.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9.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4.1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8.8cm" svg:y="5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8cm" svg:y1="6.8cm" svg:x2="4.6cm" svg:y2="10.2cm">
          <text:p/>
        </draw:line>
        <draw:line draw:style-name="gr6" draw:text-style-name="P2" draw:layer="layout" svg:x1="5.7cm" svg:y1="6.8cm" svg:x2="8.6cm" svg:y2="10.2cm">
          <text:p/>
        </draw:line>
        <draw:line draw:style-name="gr6" draw:text-style-name="P2" draw:layer="layout" svg:x1="8.6cm" svg:y1="6.8cm" svg:x2="6.5cm" svg:y2="10.2cm">
          <text:p/>
        </draw:line>
        <draw:line draw:style-name="gr6" draw:text-style-name="P2" draw:layer="layout" svg:x1="10.6cm" svg:y1="6.8cm" svg:x2="10.6cm" svg:y2="10.2cm">
          <text:p/>
        </draw:line>
        <draw:line draw:style-name="gr6" draw:text-style-name="P2" draw:layer="layout" svg:x1="13.1cm" svg:y1="6.8cm" svg:x2="13.1cm" svg:y2="10.2cm">
          <text:p/>
        </draw:line>
        <draw:line draw:style-name="gr6" draw:text-style-name="P2" draw:layer="layout" svg:x1="15.1cm" svg:y1="6.8cm" svg:x2="17.2cm" svg:y2="10.2cm">
          <text:p/>
        </draw:line>
        <draw:line draw:style-name="gr6" draw:text-style-name="P2" draw:layer="layout" svg:x1="18cm" svg:y1="6.8cm" svg:x2="15.1cm" svg:y2="10.2cm">
          <text:p/>
        </draw:line>
        <draw:line draw:style-name="gr6" draw:text-style-name="P2" draw:layer="layout" svg:x1="19.9cm" svg:y1="6.8cm" svg:x2="19.1cm" svg:y2="10.2cm">
          <text:p/>
        </draw:line>
        <draw:custom-shape draw:style-name="gr7" draw:text-style-name="P2" draw:layer="layout" svg:width="1.5cm" svg:height="1.5cm" svg:x="4.062cm" svg:y="3.744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8.763cm" svg:y="3.74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13.363cm" svg:y="3.7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4.063cm" svg:y="3.745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cm" svg:height="1.5cm" svg:x="18.063cm" svg:y="3.74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3.889cm" svg:height="0.894cm" svg:x="2.877cm" svg:y="2.7cm">
          <draw:text-box>
            <text:p><text:span text:style-name="T1">Aggregator</text:span></text:p>
          </draw:text-box>
        </draw:frame>
        <draw:frame draw:style-name="gr9" draw:text-style-name="P4" draw:layer="layout" svg:width="3.677cm" svg:height="0.852cm" svg:x="1.178cm" svg:y="21.7cm">
          <draw:text-box>
            <text:p><text:span text:style-name="T2">2D Dataset</text:span></text:p>
          </draw:text-box>
        </draw:frame>
        <draw:frame draw:style-name="gr9" draw:text-style-name="P4" draw:layer="layout" svg:width="2.407cm" svg:height="1.453cm" svg:x="0.178cm" svg:y="5.5cm">
          <draw:text-box>
            <text:p text:style-name="P2"><text:span text:style-name="T2">Memory</text:span></text:p>
            <text:p text:style-name="P2"><text:span text:style-name="T2">Layout</text:span></text:p>
          </draw:text-box>
        </draw:frame>
        <draw:frame draw:style-name="gr9" draw:text-style-name="P4" draw:layer="layout" svg:width="2.407cm" svg:height="1.453cm" svg:x="0.278cm" svg:y="10.001cm">
          <draw:text-box>
            <text:p text:style-name="P2"><text:span text:style-name="T2">File</text:span></text:p>
            <text:p text:style-name="P2"><text:span text:style-name="T2">Layout</text:span></text:p>
          </draw:text-box>
        </draw:frame>
        <draw:custom-shape draw:style-name="gr10" draw:text-style-name="P1" draw:layer="layout" svg:width="1.411cm" svg:height="1.698cm" svg:x="6.1cm" svg:y="1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1.411cm" svg:height="1.698cm" svg:x="8.164cm" svg:y="15.0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1.411cm" svg:height="1.698cm" svg:x="10.226cm" svg:y="15.0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1.412cm" svg:height="1.698cm" svg:x="12.288cm" svg:y="15.0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" draw:text-style-name="P5" draw:layer="layout" svg:width="16.4cm" svg:height="0.852cm" svg:x="3.6cm" svg:y="8.102cm">
          <draw:text-box>
            <text:p text:style-name="P2"><text:span text:style-name="T2"><text:s text:c="19"/></text:span><text:span text:style-name="T2">Data Shuffle</text:span></text:p>
          </draw:text-box>
        </draw:frame>
        <draw:custom-shape draw:style-name="gr12" draw:text-style-name="P1" draw:layer="layout" svg:width="0.1cm" svg:height="0.1cm" svg:x="14.4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cm" svg:height="0.1cm" svg:x="14.801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cm" svg:height="0.1cm" svg:x="15.201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11cm" svg:height="1.698cm" svg:x="16.089cm" svg:y="15.0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6cm" svg:height="2.598cm" svg:x="6.2cm" svg:y="12.2cm">
          <text:p/>
          <draw:enhanced-geometry svg:viewBox="0 0 21600 21600" draw:text-areas="?f0 0 ?f2 ?f5" draw:type="down-arrow" draw:modifiers="13837.6298576376 4728.0359820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3.889cm" svg:height="0.894cm" svg:x="12.178cm" svg:y="2.7cm">
          <draw:text-box>
            <text:p><text:span text:style-name="T1">Aggregator</text:span></text:p>
          </draw:text-box>
        </draw:frame>
        <draw:frame draw:style-name="gr9" draw:text-style-name="P4" draw:layer="layout" svg:width="5.265cm" svg:height="1.453cm" svg:x="0.28cm" svg:y="15.104cm">
          <draw:text-box>
            <text:p text:style-name="P2"><text:span text:style-name="T2">Global Parallel</text:span></text:p>
            <text:p text:style-name="P2"><text:span text:style-name="T2">File System</text:span></text:p>
          </draw:text-box>
        </draw:frame>
        <draw:frame draw:style-name="gr13" draw:text-style-name="P5" draw:layer="layout" svg:width="16.4cm" svg:height="0.852cm" svg:x="3.7cm" svg:y="12.703cm">
          <draw:text-box>
            <text:p text:style-name="P2"><text:span text:style-name="T2"><text:s text:c="20"/></text:span><text:span text:style-name="T2">Data I/O</text:span></text:p>
          </draw:text-box>
        </draw:frame>
        <draw:frame draw:style-name="gr14" draw:text-style-name="P5" draw:layer="layout" svg:width="7.17cm" svg:height="0.852cm" svg:x="3.9cm" svg:y="11.302cm">
          <draw:text-box>
            <text:p text:style-name="P2"><text:span text:style-name="T2">Process 0 file domain</text:span></text:p>
          </draw:text-box>
        </draw:frame>
        <draw:frame draw:style-name="gr15" draw:text-style-name="P5" draw:layer="layout" svg:width="7.299cm" svg:height="0.852cm" svg:x="12.401cm" svg:y="11.302cm">
          <draw:text-box>
            <text:p text:style-name="P2"><text:span text:style-name="T2">Process 2 file dom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0" draw:display-name="Hatching 10" draw:style="single" draw:color="#000000" draw:distance="0.2cm" draw:rotation="3150"/>
    <draw:hatch draw:name="Hatching_20_7" draw:display-name="Hatching 7" draw:style="double" draw:color="#000000" draw:distance="0.2cm" draw:rotation="900"/>
    <draw:hatch draw:name="Hatching_20_8" draw:display-name="Hatching 8" draw:style="double" draw:color="#000000" draw:distance="0.2cm" draw:rotation="450"/>
    <draw:hatch draw:name="Hatching_20_9" draw:display-name="Hatching 9" draw:style="single" draw:color="#000000" draw:distance="0.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3:16:37.261901931</meta:creation-date>
    <dc:date>2015-03-30T10:43:52.437870512</dc:date>
    <meta:editing-duration>PT31M36S</meta:editing-duration>
    <meta:editing-cycles>4</meta:editing-cycles>
    <meta:generator>LibreOffice/4.2.7.2$Linux_X86_64 LibreOffice_project/420m0$Build-2</meta:generator>
    <meta:document-statistic meta:object-count="53"/>
  </office:meta>
</office:document-meta>
</file>